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text-properties fo:font-size="11pt" style:font-size-asian="11pt" style:font-size-complex="11pt"/>
    </style:style>
    <style:style style:name="P2" style:family="paragraph" style:parent-style-name="normal">
      <style:text-properties fo:font-size="11pt" officeooo:paragraph-rsid="001a664e" style:font-size-asian="11pt" style:font-size-complex="11pt"/>
    </style:style>
    <style:style style:name="P3" style:family="paragraph" style:parent-style-name="normal" style:master-page-name="Standard">
      <style:paragraph-properties fo:text-align="center" style:justify-single-word="false" style:page-number="1"/>
      <style:text-properties fo:font-size="20pt" style:font-size-asian="20pt" style:font-size-complex="20pt"/>
    </style:style>
    <style:style style:name="P4" style:family="paragraph" style:parent-style-name="normal">
      <style:text-properties fo:font-size="13pt" style:font-size-asian="13pt" style:font-size-complex="13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1a66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itre : Affichage Regles</text:p>
      <text:p text:style-name="normal"/>
      <text:p text:style-name="normal"/>
      <text:p text:style-name="normal"/>
      <text:p text:style-name="P4"><text:span text:style-name="T3">Debut</text:span></text:p>
      <text:p text:style-name="P1"><text:tab/></text:p>
      <text:p text:style-name="P1"><text:tab/><text:span text:style-name="T4">ecrire</text:span>("BIENVENUE AU JEU DU PENDU\n\n");</text:p>
      <text:p text:style-name="P1"/>
      <text:p text:style-name="P2"><text:tab/><text:span text:style-name="T4">ecrire</text:span>("Voici les regles du jeu :\n");</text:p>
      <text:p text:style-name="P2"><text:s/><text:tab/><text:span text:style-name="T4">ecrire</text:span>("Vous avez le droit a 5 point a chaque debut de partie.\n");</text:p>
      <text:p text:style-name="P2"><text:s text:c="3"/><text:tab/><text:span text:style-name="T4">ecrire</text:span>("Quand une lettre est fausse, le joueur perd 1 point.\n");</text:p>
      <text:p text:style-name="P2"><text:s text:c="3"/><text:tab/><text:span text:style-name="T4">ecrire</text:span>("S'il reste 3 points au joueur, on lui propose de prendre 1 indice mais, s'il choisit de le prendre, il perdra 1 point.\n");</text:p>
      <text:p text:style-name="P2"><text:s/><text:tab/><text:span text:style-name="T4">ecrire</text:span>("S'il reste 1 points au joueur, on lui propose de trouver le mot en entier, mais si c'est faux, il perdra la partie.\n\n");</text:p>
      <text:p text:style-name="P2"><text:s text:c="2"/><text:tab/><text:span text:style-name="T4">ecrire</text:span>("Lors du choix du thme, de l'indice ou de pouvoir rejouer, entrer le nombre puis faites uniquement ENTREE.\n");</text:p>
      <text:p text:style-name="P2"><text:s text:c="3"/><text:tab/><text:span text:style-name="T4">ecrire</text:span>("Pour proposer une lettre ou le mot en entier, le joueur doit entrer les caracteres en MAJUSCULE suivit d'un point pour valider son choix.\n\n");</text:p>
      <text:p text:style-name="P1"/>
      <text:p text:style-name="P2"><text:s text:c="3"/><text:tab/><text:span text:style-name="T4">ecrire</text:span>("Nous vous souhaitons une bonne partie, et BONNE CHANCE !\n\n");</text:p>
      <text:p text:style-name="P1"/>
      <text:p text:style-name="P1"/>
      <text:p text:style-name="P4"><text:span text:style-name="T3">Fi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5T19:52:55.279000000</dc:date>
    <meta:editing-duration>PT2M11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3" meta:word-count="137" meta:character-count="870" meta:non-whitespace-character-count="719"/>
  </office:meta>
</office:document-meta>
</file>